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99pt solid #80808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80808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67.89pt" svg:height="286.7pt" svg:x="970.38pt" svg:y="89.38pt">
            <loext:p/>
            <draw:object draw:notify-on-update-of-ranges="Sheet1.B17:Sheet1.B19 Sheet1.C17:Sheet1.C19 Sheet1.C3:Sheet1.C13 Sheet1.B3:Sheet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7.54pt" svg:height="298.57pt" svg:x="966.05pt" svg:y="408.33pt">
            <loext:p/>
            <draw:object draw:notify-on-update-of-ranges="Sheet1.H6:Sheet1.H6 Sheet1.D3:Sheet1.D13 Sheet1.D17:Sheet1.D27 Sheet1.B17:Sheet1.B27 Sheet1.D3:Sheet1.D13 Sheet1.B3:Sheet1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4.05pt" svg:height="255.2pt" svg:x="392.66pt" svg:y="34.87pt">
            <loext:p/>
            <draw:object draw:notify-on-update-of-ranges="Sheet1.E17:Sheet1.E27 Sheet1.B17:Sheet1.B27 Sheet1.E3:Sheet1.E13 Sheet1.B17:Sheet1.B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2" table:default-cell-style-name="ce7"/>
        <table:table-column table:style-name="co1" table:number-columns-repeated="2" table:default-cell-style-name="ce6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atcgrid</text:p>
          </table:table-cell>
          <table:table-cell table:style-name="ce1" table:number-columns-repeated="4"/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  <table:table-cell table:style-name="Default" table:number-columns-repeated="4"/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table:formula="of:=8*[.A3]" office:value-type="float" office:value="524288" calcext:value-type="float">
            <text:p>524288</text:p>
          </table:table-cell>
          <table:table-cell office:value-type="float" office:value="0.000450595" calcext:value-type="float">
            <text:p>0.000450595</text:p>
          </table:table-cell>
          <table:table-cell table:style-name="ce7" office:value-type="float" office:value="0.000401866" calcext:value-type="float">
            <text:p>0.000401866</text:p>
          </table:table-cell>
          <table:table-cell table:style-name="ce7" office:value-type="float" office:value="0.000404076" calcext:value-type="float">
            <text:p>0.000404076</text:p>
          </table:table-cell>
          <table:table-cell table:style-name="Default" table:number-columns-repeated="4"/>
        </table:table-row>
        <table:table-row table:style-name="ro1">
          <table:table-cell table:style-name="ce2" office:value-type="float" office:value="131072" calcext:value-type="float">
            <text:p>131072</text:p>
          </table:table-cell>
          <table:table-cell table:formula="of:=8*[.A4]" office:value-type="float" office:value="1048576" calcext:value-type="float">
            <text:p>1048576</text:p>
          </table:table-cell>
          <table:table-cell office:value-type="float" office:value="0.00087672" calcext:value-type="float">
            <text:p>0.00087672</text:p>
          </table:table-cell>
          <table:table-cell table:style-name="ce7" office:value-type="float" office:value="0.000799832" calcext:value-type="float">
            <text:p>0.000799832</text:p>
          </table:table-cell>
          <table:table-cell table:style-name="ce7" office:value-type="float" office:value="0.000848385" calcext:value-type="float">
            <text:p>0.000848385</text:p>
          </table:table-cell>
          <table:table-cell table:style-name="Default" table:number-columns-repeated="4"/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table:formula="of:=8*[.A5]" office:value-type="float" office:value="2097152" calcext:value-type="float">
            <text:p>2097152</text:p>
          </table:table-cell>
          <table:table-cell office:value-type="float" office:value="0.001693571" calcext:value-type="float">
            <text:p>0.001693571</text:p>
          </table:table-cell>
          <table:table-cell table:style-name="ce7" office:value-type="float" office:value="0.001714488" calcext:value-type="float">
            <text:p>0.001714488</text:p>
          </table:table-cell>
          <table:table-cell table:style-name="ce7" office:value-type="float" office:value="0.001584806" calcext:value-type="float">
            <text:p>0.001584806</text:p>
          </table:table-cell>
          <table:table-cell table:style-name="Default" table:number-columns-repeated="4"/>
        </table:table-row>
        <table:table-row table:style-name="ro1">
          <table:table-cell table:style-name="ce2" office:value-type="float" office:value="524288" calcext:value-type="float">
            <text:p>524288</text:p>
          </table:table-cell>
          <table:table-cell table:formula="of:=8*[.A6]" office:value-type="float" office:value="4194304" calcext:value-type="float">
            <text:p>4194304</text:p>
          </table:table-cell>
          <table:table-cell office:value-type="string" calcext:value-type="string">
            <text:p>core dumped</text:p>
          </table:table-cell>
          <table:table-cell table:style-name="ce7" office:value-type="float" office:value="0.002577503" calcext:value-type="float">
            <text:p>0.002577503</text:p>
          </table:table-cell>
          <table:table-cell table:style-name="ce7" office:value-type="float" office:value="0.00310307" calcext:value-type="float">
            <text:p>0.00310307</text:p>
          </table:table-cell>
          <table:table-cell table:style-name="Default" table:number-columns-repeated="4"/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formula="of:=8*[.A7]" office:value-type="float" office:value="8388608" calcext:value-type="float">
            <text:p>8388608</text:p>
          </table:table-cell>
          <table:table-cell office:value-type="string" calcext:value-type="string">
            <text:p>core dumped</text:p>
          </table:table-cell>
          <table:table-cell table:style-name="ce7" office:value-type="float" office:value="0.006007958" calcext:value-type="float">
            <text:p>0.006007958</text:p>
          </table:table-cell>
          <table:table-cell table:style-name="ce7" office:value-type="float" office:value="0.006001755" calcext:value-type="float">
            <text:p>0.006001755</text:p>
          </table:table-cell>
          <table:table-cell table:style-name="Default" table:number-columns-repeated="4"/>
        </table:table-row>
        <table:table-row table:style-name="ro1">
          <table:table-cell table:style-name="ce2" office:value-type="float" office:value="2097152" calcext:value-type="float">
            <text:p>2097152</text:p>
          </table:table-cell>
          <table:table-cell table:formula="of:=8*[.A8]" office:value-type="float" office:value="16777216" calcext:value-type="float">
            <text:p>16777216</text:p>
          </table:table-cell>
          <table:table-cell office:value-type="string" calcext:value-type="string">
            <text:p>core dumped</text:p>
          </table:table-cell>
          <table:table-cell table:style-name="ce7" office:value-type="float" office:value="0.011682603" calcext:value-type="float">
            <text:p>0.011682603</text:p>
          </table:table-cell>
          <table:table-cell table:style-name="ce7" office:value-type="float" office:value="0.011887443" calcext:value-type="float">
            <text:p>0.011887443</text:p>
          </table:table-cell>
          <table:table-cell table:style-name="Default" table:number-columns-repeated="4"/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formula="of:=8*[.A9]" office:value-type="float" office:value="33554432" calcext:value-type="float">
            <text:p>33554432</text:p>
          </table:table-cell>
          <table:table-cell office:value-type="string" calcext:value-type="string">
            <text:p>core dumped</text:p>
          </table:table-cell>
          <table:table-cell table:style-name="ce7" office:value-type="float" office:value="0.023199272" calcext:value-type="float">
            <text:p>0.023199272</text:p>
          </table:table-cell>
          <table:table-cell table:style-name="ce7" office:value-type="float" office:value="0.024398431" calcext:value-type="float">
            <text:p>0.024398431</text:p>
          </table:table-cell>
          <table:table-cell table:style-name="Default" table:number-columns-repeated="4"/>
        </table:table-row>
        <table:table-row table:style-name="ro1">
          <table:table-cell table:style-name="ce2" office:value-type="float" office:value="8388608" calcext:value-type="float">
            <text:p>8388608</text:p>
          </table:table-cell>
          <table:table-cell table:formula="of:=8*[.A10]" office:value-type="float" office:value="67108864" calcext:value-type="float">
            <text:p>67108864</text:p>
          </table:table-cell>
          <table:table-cell office:value-type="string" calcext:value-type="string">
            <text:p>core dumped</text:p>
          </table:table-cell>
          <table:table-cell table:style-name="ce7" office:value-type="float" office:value="0.046587205" calcext:value-type="float">
            <text:p>0.046587205</text:p>
          </table:table-cell>
          <table:table-cell table:style-name="ce7" office:value-type="float" office:value="0.04686149" calcext:value-type="float">
            <text:p>0.04686149</text:p>
          </table:table-cell>
          <table:table-cell table:style-name="Default" table:number-columns-repeated="4"/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formula="of:=8*[.A11]" office:value-type="float" office:value="134217728" calcext:value-type="float">
            <text:p>134217728</text:p>
          </table:table-cell>
          <table:table-cell office:value-type="string" calcext:value-type="string">
            <text:p>core dumped</text:p>
          </table:table-cell>
          <table:table-cell table:style-name="ce7" office:value-type="float" office:value="0.094551835" calcext:value-type="float">
            <text:p>0.094551835</text:p>
          </table:table-cell>
          <table:table-cell table:style-name="ce7" office:value-type="float" office:value="0.094826334" calcext:value-type="float">
            <text:p>0.094826334</text:p>
          </table:table-cell>
          <table:table-cell table:style-name="Default" table:number-columns-repeated="4"/>
        </table:table-row>
        <table:table-row table:style-name="ro1">
          <table:table-cell table:style-name="ce2" office:value-type="float" office:value="33554432" calcext:value-type="float">
            <text:p>33554432</text:p>
          </table:table-cell>
          <table:table-cell table:formula="of:=8*[.A12]" office:value-type="float" office:value="268435456" calcext:value-type="float">
            <text:p>268435456</text:p>
          </table:table-cell>
          <table:table-cell office:value-type="string" calcext:value-type="string">
            <text:p>core dumped</text:p>
          </table:table-cell>
          <table:table-cell table:style-name="ce7" office:value-type="float" office:value="0.187311794" calcext:value-type="float">
            <text:p>0.187311794</text:p>
          </table:table-cell>
          <table:table-cell table:style-name="ce7" office:value-type="float" office:value="0.17701774" calcext:value-type="float">
            <text:p>0.17701774</text:p>
          </table:table-cell>
          <table:table-cell table:style-name="Default" table:number-columns-repeated="4"/>
        </table:table-row>
        <table:table-row table:style-name="ro1">
          <table:table-cell table:style-name="ce3" office:value-type="float" office:value="67108864" calcext:value-type="float">
            <text:p>67108864</text:p>
          </table:table-cell>
          <table:table-cell table:formula="of:=8*[.A13]" office:value-type="float" office:value="536870912" calcext:value-type="float">
            <text:p>536870912</text:p>
          </table:table-cell>
          <table:table-cell office:value-type="string" calcext:value-type="string">
            <text:p>core dumped</text:p>
          </table:table-cell>
          <table:table-cell table:style-name="ce8" office:value-type="float" office:value="0.186075732" calcext:value-type="float">
            <text:p>0.186075732</text:p>
          </table:table-cell>
          <table:table-cell table:style-name="ce8" office:value-type="float" office:value="0.370563364" calcext:value-type="float">
            <text:p>0.370563364</text:p>
          </table:table-cell>
          <table:table-cell table:style-name="Default" table:number-columns-repeated="4"/>
        </table:table-row>
        <table:table-row table:style-name="ro1">
          <table:table-cell table:style-name="ce4" table:number-columns-repeated="5"/>
          <table:table-cell table:number-columns-repeated="4"/>
        </table:table-row>
        <table:table-row table:style-name="ro1">
          <table:table-cell table:style-name="ce4" office:value-type="string" calcext:value-type="string">
            <text:p>pc</text:p>
          </table:table-cell>
          <table:table-cell table:style-name="ce4" table:number-columns-repeated="4"/>
          <table:table-cell table:number-columns-repeated="4"/>
        </table:table-row>
        <table:table-row table:style-name="ro2">
          <table:table-cell table:style-name="ce5" office:value-type="string" calcext:value-type="string">
            <text:p>Nº de Componentes</text:p>
          </table:table-cell>
          <table:table-cell table:style-name="ce5" office:value-type="string" calcext:value-type="string">
            <text:p>Bytes de un vector</text:p>
          </table:table-cell>
          <table:table-cell table:style-name="ce5" office:value-type="string" calcext:value-type="string">
            <text:p>Tiempo para vect. Locales</text:p>
          </table:table-cell>
          <table:table-cell table:style-name="ce5" office:value-type="string" calcext:value-type="string">
            <text:p>Tiempo para vect. Globales</text:p>
          </table:table-cell>
          <table:table-cell table:style-name="ce5" office:value-type="string" calcext:value-type="string">
            <text:p>Tiempo para vect. Dinámicos</text:p>
          </table:table-cell>
          <table:table-cell table:number-columns-repeated="4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6" table:formula="of:=[.A17]*8" office:value-type="float" office:value="524288" calcext:value-type="float">
            <text:p>524288</text:p>
          </table:table-cell>
          <table:table-cell table:style-name="ce6" office:value-type="float" office:value="0.000677755" calcext:value-type="float">
            <text:p>0.000677755</text:p>
          </table:table-cell>
          <table:table-cell office:value-type="float" office:value="0.000177267" calcext:value-type="float">
            <text:p>0.000177267</text:p>
          </table:table-cell>
          <table:table-cell office:value-type="float" office:value="0.000176612" calcext:value-type="float">
            <text:p>0.000176612</text:p>
          </table:table-cell>
          <table:table-cell table:number-columns-repeated="4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style-name="ce6" table:formula="of:=[.A18]*8" office:value-type="float" office:value="1048576" calcext:value-type="float">
            <text:p>1048576</text:p>
          </table:table-cell>
          <table:table-cell table:style-name="ce6" office:value-type="float" office:value="0.001437682" calcext:value-type="float">
            <text:p>0.001437682</text:p>
          </table:table-cell>
          <table:table-cell office:value-type="float" office:value="0.000344968" calcext:value-type="float">
            <text:p>0.000344968</text:p>
          </table:table-cell>
          <table:table-cell office:value-type="float" office:value="0.000338669" calcext:value-type="float">
            <text:p>0.000338669</text:p>
          </table:table-cell>
          <table:table-cell table:number-columns-repeated="4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6" table:formula="of:=[.A19]*8" office:value-type="float" office:value="2097152" calcext:value-type="float">
            <text:p>2097152</text:p>
          </table:table-cell>
          <table:table-cell table:style-name="ce6" office:value-type="float" office:value="0.00353777" calcext:value-type="float">
            <text:p>0.00353777</text:p>
          </table:table-cell>
          <table:table-cell office:value-type="float" office:value="0.000730861" calcext:value-type="float">
            <text:p>0.000730861</text:p>
          </table:table-cell>
          <table:table-cell office:value-type="float" office:value="0.000726896" calcext:value-type="float">
            <text:p>0.000726896</text:p>
          </table:table-cell>
          <table:table-cell table:number-columns-repeated="4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style-name="ce6" table:formula="of:=[.A20]*8" office:value-type="float" office:value="4194304" calcext:value-type="float">
            <text:p>4194304</text:p>
          </table:table-cell>
          <table:table-cell table:style-name="ce6" office:value-type="string" calcext:value-type="string">
            <text:p>core dumped</text:p>
          </table:table-cell>
          <table:table-cell office:value-type="float" office:value="0.002162467" calcext:value-type="float">
            <text:p>0.002162467</text:p>
          </table:table-cell>
          <table:table-cell office:value-type="float" office:value="0.002079011" calcext:value-type="float">
            <text:p>0.002079011</text:p>
          </table:table-cell>
          <table:table-cell table:number-columns-repeated="4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6" table:formula="of:=[.A21]*8" office:value-type="float" office:value="8388608" calcext:value-type="float">
            <text:p>8388608</text:p>
          </table:table-cell>
          <table:table-cell table:style-name="ce6" office:value-type="string" calcext:value-type="string">
            <text:p>core dumped</text:p>
          </table:table-cell>
          <table:table-cell office:value-type="float" office:value="0.003359788" calcext:value-type="float">
            <text:p>0.003359788</text:p>
          </table:table-cell>
          <table:table-cell office:value-type="float" office:value="0.003701148" calcext:value-type="float">
            <text:p>0.003701148</text:p>
          </table:table-cell>
          <table:table-cell table:number-columns-repeated="4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style-name="ce6" table:formula="of:=[.A22]*8" office:value-type="float" office:value="16777216" calcext:value-type="float">
            <text:p>16777216</text:p>
          </table:table-cell>
          <table:table-cell table:style-name="ce6" office:value-type="string" calcext:value-type="string">
            <text:p>core dumped</text:p>
          </table:table-cell>
          <table:table-cell office:value-type="float" office:value="0.011107024" calcext:value-type="float">
            <text:p>0.011107024</text:p>
          </table:table-cell>
          <table:table-cell office:value-type="float" office:value="0.009469386" calcext:value-type="float">
            <text:p>0.009469386</text:p>
          </table:table-cell>
          <table:table-cell table:number-columns-repeated="4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6" table:formula="of:=[.A23]*8" office:value-type="float" office:value="33554432" calcext:value-type="float">
            <text:p>33554432</text:p>
          </table:table-cell>
          <table:table-cell table:style-name="ce6" office:value-type="string" calcext:value-type="string">
            <text:p>core dumped</text:p>
          </table:table-cell>
          <table:table-cell office:value-type="float" office:value="0.018185983" calcext:value-type="float">
            <text:p>0.018185983</text:p>
          </table:table-cell>
          <table:table-cell office:value-type="float" office:value="0.018614527" calcext:value-type="float">
            <text:p>0.018614527</text:p>
          </table:table-cell>
          <table:table-cell table:number-columns-repeated="4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style-name="ce6" table:formula="of:=[.A24]*8" office:value-type="float" office:value="67108864" calcext:value-type="float">
            <text:p>67108864</text:p>
          </table:table-cell>
          <table:table-cell table:style-name="ce6" office:value-type="string" calcext:value-type="string">
            <text:p>core dumped</text:p>
          </table:table-cell>
          <table:table-cell office:value-type="float" office:value="0.027219841" calcext:value-type="float">
            <text:p>0.027219841</text:p>
          </table:table-cell>
          <table:table-cell office:value-type="float" office:value="0.027879677" calcext:value-type="float">
            <text:p>0.027879677</text:p>
          </table:table-cell>
          <table:table-cell table:number-columns-repeated="4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6" table:formula="of:=[.A25]*8" office:value-type="float" office:value="134217728" calcext:value-type="float">
            <text:p>134217728</text:p>
          </table:table-cell>
          <table:table-cell table:style-name="ce6" office:value-type="string" calcext:value-type="string">
            <text:p>core dumped</text:p>
          </table:table-cell>
          <table:table-cell office:value-type="float" office:value="0.053069921" calcext:value-type="float">
            <text:p>0.053069921</text:p>
          </table:table-cell>
          <table:table-cell office:value-type="float" office:value="0.053026675" calcext:value-type="float">
            <text:p>0.053026675</text:p>
          </table:table-cell>
          <table:table-cell table:number-columns-repeated="4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style-name="ce6" table:formula="of:=[.A26]*8" office:value-type="float" office:value="268435456" calcext:value-type="float">
            <text:p>268435456</text:p>
          </table:table-cell>
          <table:table-cell table:style-name="ce6" office:value-type="string" calcext:value-type="string">
            <text:p>core dumped</text:p>
          </table:table-cell>
          <table:table-cell office:value-type="float" office:value="0.11074557" calcext:value-type="float">
            <text:p>0.11074557</text:p>
          </table:table-cell>
          <table:table-cell office:value-type="float" office:value="0.110877226" calcext:value-type="float">
            <text:p>0.110877226</text:p>
          </table:table-cell>
          <table:table-cell table:number-columns-repeated="4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table:style-name="ce6" table:formula="of:=[.A27]*8" office:value-type="float" office:value="536870912" calcext:value-type="float">
            <text:p>536870912</text:p>
          </table:table-cell>
          <table:table-cell table:style-name="ce6" office:value-type="string" calcext:value-type="string">
            <text:p>core dumped</text:p>
          </table:table-cell>
          <table:table-cell office:value-type="float" office:value="0.106812511" calcext:value-type="float">
            <text:p>0.106812511</text:p>
          </table:table-cell>
          <table:table-cell office:value-type="float" office:value="0.21719113" calcext:value-type="float">
            <text:p>0.21719113</text:p>
          </table:table-cell>
          <table:table-cell table:number-columns-repeated="4"/>
        </table:table-row>
        <table:table-row table:style-name="ro1" table:number-rows-repeated="5">
          <table:table-cell table:style-name="ce4" table:number-columns-repeated="5"/>
          <table:table-cell table:number-columns-repeated="4"/>
        </table:table-row>
        <table:table-row table:style-name="ro1">
          <table:table-cell table:style-name="ce4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7:22:18.190535526</meta:creation-date>
    <dc:date>2018-02-22T18:09:02.394117379</dc:date>
    <meta:editing-duration>PT4M52S</meta:editing-duration>
    <meta:editing-cycles>1</meta:editing-cycles>
    <meta:document-statistic meta:table-count="1" meta:cell-count="122" meta:object-count="3"/>
    <meta:generator>LibreOffice/5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07cm" svg:height="10.115cm" xlink:href=".." xlink:type="simple" chart:class="chart:scatter" chart:style-name="ch1">
        <chart:title svg:x="6.45cm" svg:y="0.338cm" chart:style-name="ch2">
          <text:p>Vectores Locales</text:p>
        </chart:title>
        <chart:legend chart:legend-position="end" svg:x="14.131cm" svg:y="4.509cm" style:legend-expansion="high" chart:style-name="ch3"/>
        <chart:plot-area chart:style-name="ch4" table:cell-range-address="Sheet1.B17:Sheet1.C19 Sheet1.C3:Sheet1.C13" chart:data-source-has-labels="row" svg:x="1.792cm" svg:y="1.377cm" svg:width="12.293cm" svg:height="8.32cm">
          <chartooo:coordinate-region svg:x="3.075cm" svg:y="1.576cm" svg:width="10.87cm" svg:height="6.675cm"/>
          <chart:axis chart:dimension="x" chart:name="primary-x" chart:style-name="ch5">
            <chart:title svg:x="6.558cm" svg:y="9.555cm" chart:style-name="ch6">
              <text:p>Bytes de un vector</text:p>
            </chart:title>
          </chart:axis>
          <chart:axis chart:dimension="y" chart:name="primary-y" chart:style-name="ch5">
            <chart:title svg:x="0.902cm" svg:y="6.877cm" chart:style-name="ch7">
              <text:p>Tiempo ejecución</text:p>
            </chart:title>
            <chart:grid chart:style-name="ch8" chart:class="major"/>
          </chart:axis>
          <chart:series chart:style-name="ch9" chart:values-cell-range-address="Sheet1.C17:Sheet1.C19" loext:label-string="pc" chart:class="chart:scatter">
            <chart:domain table:cell-range-address="Sheet1.B17:Sheet1.B19"/>
            <chart:data-point chart:repeated="3"/>
          </chart:series>
          <chart:series chart:style-name="ch10" chart:values-cell-range-address="Sheet1.C3:Sheet1.C13" loext:label-string="atcgrid" chart:class="chart:scatter">
            <chart:domain table:cell-range-address="Sheet1.B3:Sheet1.B5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c</text:p>
              </table:table-cell>
              <table:table-cell office:value-type="string">
                <text:p>Column B</text:p>
              </table:table-cell>
              <table:table-cell office:value-type="string">
                <text:p>atcg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Sheet1.B17:Sheet1.B19</svg:desc>
                </draw:g>
              </table:table-cell>
              <table:table-cell office:value-type="float" office:value="0.000677755">
                <text:p>0.000677755</text:p>
                <draw:g>
                  <svg:desc>Sheet1.C17:Sheet1.C19</svg:desc>
                </draw:g>
              </table:table-cell>
              <table:table-cell office:value-type="float" office:value="524288">
                <text:p>524288</text:p>
                <draw:g>
                  <svg:desc>Sheet1.B3:Sheet1.B5</svg:desc>
                </draw:g>
              </table:table-cell>
              <table:table-cell office:value-type="float" office:value="0.000450595">
                <text:p>0.000450595</text:p>
                <draw:g>
                  <svg:desc>Sheet1.C3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1437682">
                <text:p>0.001437682</text:p>
              </table:table-cell>
              <table:table-cell office:value-type="float" office:value="1048576">
                <text:p>1048576</text:p>
              </table:table-cell>
              <table:table-cell office:value-type="float" office:value="0.00087672">
                <text:p>0.00087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353777">
                <text:p>0.00353777</text:p>
              </table:table-cell>
              <table:table-cell office:value-type="float" office:value="2097152">
                <text:p>2097152</text:p>
              </table:table-cell>
              <table:table-cell office:value-type="float" office:value="0.001693571">
                <text:p>0.001693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42cm" svg:height="10.534cm" xlink:href=".." xlink:type="simple" chart:class="chart:scatter" chart:style-name="ch1">
        <chart:title svg:x="6.162cm" svg:y="0.346cm" chart:style-name="ch2">
          <text:p>Vectores Globales</text:p>
        </chart:title>
        <chart:legend chart:legend-position="end" svg:x="13.766cm" svg:y="4.719cm" style:legend-expansion="high" chart:style-name="ch3"/>
        <chart:plot-area chart:style-name="ch4" table:cell-range-address="Sheet1.H6:Sheet1.H6 Sheet1.D3:Sheet1.D13 Sheet1.B17:Sheet1.B27 Sheet1.D17:Sheet1.D27" chart:data-source-has-labels="both" svg:x="1.333cm" svg:y="1.335cm" svg:width="12.111cm" svg:height="8.008cm">
          <chartooo:coordinate-region svg:x="2.616cm" svg:y="1.534cm" svg:width="9.9cm" svg:height="7.162cm"/>
          <chart:axis chart:dimension="x" chart:name="primary-x" chart:style-name="ch5" chartooo:axis-type="auto">
            <chart:title svg:x="6.008cm" svg:y="9.553cm" chart:style-name="ch6">
              <text:p>Bytes de un vector</text:p>
            </chart:title>
            <chart:categories table:cell-range-address="Sheet1.D3:Sheet1.D13"/>
          </chart:axis>
          <chart:axis chart:dimension="y" chart:name="primary-y" chart:style-name="ch5">
            <chart:title svg:x="0.451cm" svg:y="6.904cm" chart:style-name="ch7">
              <text:p>Tiempo de ejecución</text:p>
            </chart:title>
            <chart:grid chart:style-name="ch8" chart:class="major"/>
          </chart:axis>
          <chart:series chart:style-name="ch9" chart:values-cell-range-address="Sheet1.D17:Sheet1.D27" loext:label-string="pc" chart:class="chart:scatter">
            <chart:domain table:cell-range-address="Sheet1.B17:Sheet1.B27"/>
            <chart:data-point chart:repeated="11"/>
          </chart:series>
          <chart:series chart:style-name="ch10" chart:values-cell-range-address="Sheet1.D3:Sheet1.D13" loext:label-string="atcgrid" chart:class="chart:scatter">
            <chart:domain table:cell-range-address="Sheet1.B3:Sheet1.B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c</text:p>
              </table:table-cell>
              <table:table-cell office:value-type="string">
                <text:p>Column B</text:p>
              </table:table-cell>
              <table:table-cell office:value-type="string">
                <text:p>atcgrid</text:p>
              </table:table-cell>
            </table:table-row>
          </table:table-header-rows>
          <table:table-rows>
            <table:table-row>
              <table:table-cell office:value-type="float" office:value="0.000401866">
                <text:p>0.000401866</text:p>
                <draw:g>
                  <svg:desc>Sheet1.D3:Sheet1.D13</svg:desc>
                </draw:g>
              </table:table-cell>
              <table:table-cell office:value-type="float" office:value="524288">
                <text:p>524288</text:p>
                <draw:g>
                  <svg:desc>Sheet1.B17:Sheet1.B27</svg:desc>
                </draw:g>
              </table:table-cell>
              <table:table-cell office:value-type="float" office:value="0.000177267">
                <text:p>0.000177267</text:p>
                <draw:g>
                  <svg:desc>Sheet1.D17:Sheet1.D27</svg:desc>
                </draw:g>
              </table:table-cell>
              <table:table-cell office:value-type="float" office:value="524288">
                <text:p>524288</text:p>
                <draw:g>
                  <svg:desc>Sheet1.B3:Sheet1.B13</svg:desc>
                </draw:g>
              </table:table-cell>
              <table:table-cell office:value-type="float" office:value="0.000401866">
                <text:p>0.000401866</text:p>
                <draw:g>
                  <svg:desc>Sheet1.D3:Sheet1.D13</svg:desc>
                </draw:g>
              </table:table-cell>
            </table:table-row>
            <table:table-row>
              <table:table-cell office:value-type="float" office:value="0.000799832">
                <text:p>0.000799832</text:p>
              </table:table-cell>
              <table:table-cell office:value-type="float" office:value="1048576">
                <text:p>1048576</text:p>
              </table:table-cell>
              <table:table-cell office:value-type="float" office:value="0.000344968">
                <text:p>0.000344968</text:p>
              </table:table-cell>
              <table:table-cell office:value-type="float" office:value="1048576">
                <text:p>1048576</text:p>
              </table:table-cell>
              <table:table-cell office:value-type="float" office:value="0.000799832">
                <text:p>0.000799832</text:p>
              </table:table-cell>
            </table:table-row>
            <table:table-row>
              <table:table-cell office:value-type="float" office:value="0.001714488">
                <text:p>0.001714488</text:p>
              </table:table-cell>
              <table:table-cell office:value-type="float" office:value="2097152">
                <text:p>2097152</text:p>
              </table:table-cell>
              <table:table-cell office:value-type="float" office:value="0.000730861">
                <text:p>0.000730861</text:p>
              </table:table-cell>
              <table:table-cell office:value-type="float" office:value="2097152">
                <text:p>2097152</text:p>
              </table:table-cell>
              <table:table-cell office:value-type="float" office:value="0.001714488">
                <text:p>0.001714488</text:p>
              </table:table-cell>
            </table:table-row>
            <table:table-row>
              <table:table-cell office:value-type="float" office:value="0.002577503">
                <text:p>0.002577503</text:p>
              </table:table-cell>
              <table:table-cell office:value-type="float" office:value="4194304">
                <text:p>4194304</text:p>
              </table:table-cell>
              <table:table-cell office:value-type="float" office:value="0.002162467">
                <text:p>0.002162467</text:p>
              </table:table-cell>
              <table:table-cell office:value-type="float" office:value="4194304">
                <text:p>4194304</text:p>
              </table:table-cell>
              <table:table-cell office:value-type="float" office:value="0.002577503">
                <text:p>0.002577503</text:p>
              </table:table-cell>
            </table:table-row>
            <table:table-row>
              <table:table-cell office:value-type="float" office:value="0.006007958">
                <text:p>0.006007958</text:p>
              </table:table-cell>
              <table:table-cell office:value-type="float" office:value="8388608">
                <text:p>8388608</text:p>
              </table:table-cell>
              <table:table-cell office:value-type="float" office:value="0.003359788">
                <text:p>0.003359788</text:p>
              </table:table-cell>
              <table:table-cell office:value-type="float" office:value="8388608">
                <text:p>8388608</text:p>
              </table:table-cell>
              <table:table-cell office:value-type="float" office:value="0.006007958">
                <text:p>0.006007958</text:p>
              </table:table-cell>
            </table:table-row>
            <table:table-row>
              <table:table-cell office:value-type="float" office:value="0.011682603">
                <text:p>0.011682603</text:p>
              </table:table-cell>
              <table:table-cell office:value-type="float" office:value="16777216">
                <text:p>16777216</text:p>
              </table:table-cell>
              <table:table-cell office:value-type="float" office:value="0.011107024">
                <text:p>0.011107024</text:p>
              </table:table-cell>
              <table:table-cell office:value-type="float" office:value="16777216">
                <text:p>16777216</text:p>
              </table:table-cell>
              <table:table-cell office:value-type="float" office:value="0.011682603">
                <text:p>0.011682603</text:p>
              </table:table-cell>
            </table:table-row>
            <table:table-row>
              <table:table-cell office:value-type="float" office:value="0.023199272">
                <text:p>0.023199272</text:p>
              </table:table-cell>
              <table:table-cell office:value-type="float" office:value="33554432">
                <text:p>33554432</text:p>
              </table:table-cell>
              <table:table-cell office:value-type="float" office:value="0.018185983">
                <text:p>0.018185983</text:p>
              </table:table-cell>
              <table:table-cell office:value-type="float" office:value="33554432">
                <text:p>33554432</text:p>
              </table:table-cell>
              <table:table-cell office:value-type="float" office:value="0.023199272">
                <text:p>0.023199272</text:p>
              </table:table-cell>
            </table:table-row>
            <table:table-row>
              <table:table-cell office:value-type="float" office:value="0.046587205">
                <text:p>0.046587205</text:p>
              </table:table-cell>
              <table:table-cell office:value-type="float" office:value="67108864">
                <text:p>67108864</text:p>
              </table:table-cell>
              <table:table-cell office:value-type="float" office:value="0.027219841">
                <text:p>0.027219841</text:p>
              </table:table-cell>
              <table:table-cell office:value-type="float" office:value="67108864">
                <text:p>67108864</text:p>
              </table:table-cell>
              <table:table-cell office:value-type="float" office:value="0.046587205">
                <text:p>0.046587205</text:p>
              </table:table-cell>
            </table:table-row>
            <table:table-row>
              <table:table-cell office:value-type="float" office:value="0.094551835">
                <text:p>0.094551835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53069921">
                <text:p>0.053069921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94551835">
                <text:p>0.094551835</text:p>
              </table:table-cell>
            </table:table-row>
            <table:table-row>
              <table:table-cell office:value-type="float" office:value="0.187311794">
                <text:p>0.187311794</text:p>
              </table:table-cell>
              <table:table-cell office:value-type="float" office:value="268435456">
                <text:p>268435456</text:p>
              </table:table-cell>
              <table:table-cell office:value-type="float" office:value="0.11074557">
                <text:p>0.11074557</text:p>
              </table:table-cell>
              <table:table-cell office:value-type="float" office:value="268435456">
                <text:p>268435456</text:p>
              </table:table-cell>
              <table:table-cell office:value-type="float" office:value="0.187311794">
                <text:p>0.187311794</text:p>
              </table:table-cell>
            </table:table-row>
            <table:table-row>
              <table:table-cell office:value-type="float" office:value="0.186075732">
                <text:p>0.186075732</text:p>
              </table:table-cell>
              <table:table-cell office:value-type="float" office:value="536870912">
                <text:p>536870912</text:p>
              </table:table-cell>
              <table:table-cell office:value-type="float" office:value="0.106812511">
                <text:p>0.106812511</text:p>
              </table:table-cell>
              <table:table-cell office:value-type="float" office:value="536870912">
                <text:p>536870912</text:p>
              </table:table-cell>
              <table:table-cell office:value-type="float" office:value="0.186075732">
                <text:p>0.1860757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04cm" xlink:href=".." xlink:type="simple" chart:class="chart:scatter" chart:style-name="ch1">
        <chart:title svg:x="5.928cm" svg:y="0.316cm" chart:style-name="ch2">
          <text:p>Vectores Dinámicos</text:p>
        </chart:title>
        <chart:legend chart:legend-position="end" svg:x="13.643cm" svg:y="3.954cm" style:legend-expansion="high" chart:style-name="ch3"/>
        <chart:plot-area chart:style-name="ch4" table:cell-range-address="Sheet1.B17:Sheet1.B27 Sheet1.E17:Sheet1.E27 Sheet1.E3:Sheet1.E13" chart:data-source-has-labels="row" svg:x="1.331cm" svg:y="1.275cm" svg:width="11.992cm" svg:height="6.568cm">
          <chartooo:coordinate-region svg:x="2.614cm" svg:y="1.474cm" svg:width="9.781cm" svg:height="5.722cm"/>
          <chart:axis chart:dimension="x" chart:name="primary-x" chart:style-name="ch5">
            <chart:title svg:x="5.947cm" svg:y="8.023cm" chart:style-name="ch6">
              <text:p>Bytes de un vector</text:p>
            </chart:title>
          </chart:axis>
          <chart:axis chart:dimension="y" chart:name="primary-y" chart:style-name="ch5">
            <chart:title svg:x="0.451cm" svg:y="6.124cm" chart:style-name="ch7">
              <text:p>Tiempo de ejecución</text:p>
            </chart:title>
            <chart:grid chart:style-name="ch8" chart:class="major"/>
          </chart:axis>
          <chart:series chart:style-name="ch9" chart:values-cell-range-address="Sheet1.E17:Sheet1.E27" loext:label-string="pc" chart:class="chart:scatter">
            <chart:domain table:cell-range-address="Sheet1.B17:Sheet1.B27"/>
            <chart:data-point chart:repeated="11"/>
          </chart:series>
          <chart:series chart:style-name="ch10" chart:values-cell-range-address="Sheet1.E3:Sheet1.E13" loext:label-string="atcgrid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c</text:p>
              </table:table-cell>
              <table:table-cell office:value-type="string">
                <text:p>atcg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Sheet1.B17:Sheet1.B27</svg:desc>
                </draw:g>
              </table:table-cell>
              <table:table-cell office:value-type="float" office:value="0.000176612">
                <text:p>0.000176612</text:p>
                <draw:g>
                  <svg:desc>Sheet1.E17:Sheet1.E27</svg:desc>
                </draw:g>
              </table:table-cell>
              <table:table-cell office:value-type="float" office:value="0.000404076">
                <text:p>0.000404076</text:p>
                <draw:g>
                  <svg:desc>Sheet1.E3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338669">
                <text:p>0.000338669</text:p>
              </table:table-cell>
              <table:table-cell office:value-type="float" office:value="0.000848385">
                <text:p>0.000848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0726896">
                <text:p>0.000726896</text:p>
              </table:table-cell>
              <table:table-cell office:value-type="float" office:value="0.001584806">
                <text:p>0.001584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0.002079011">
                <text:p>0.002079011</text:p>
              </table:table-cell>
              <table:table-cell office:value-type="float" office:value="0.00310307">
                <text:p>0.00310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0.003701148">
                <text:p>0.003701148</text:p>
              </table:table-cell>
              <table:table-cell office:value-type="float" office:value="0.006001755">
                <text:p>0.006001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0.009469386">
                <text:p>0.009469386</text:p>
              </table:table-cell>
              <table:table-cell office:value-type="float" office:value="0.011887443">
                <text:p>0.011887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0.018614527">
                <text:p>0.018614527</text:p>
              </table:table-cell>
              <table:table-cell office:value-type="float" office:value="0.024398431">
                <text:p>0.024398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0.027879677">
                <text:p>0.027879677</text:p>
              </table:table-cell>
              <table:table-cell office:value-type="float" office:value="0.04686149">
                <text:p>0.04686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53026675">
                <text:p>0.053026675</text:p>
              </table:table-cell>
              <table:table-cell office:value-type="float" office:value="0.094826334">
                <text:p>0.094826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0.110877226">
                <text:p>0.110877226</text:p>
              </table:table-cell>
              <table:table-cell office:value-type="float" office:value="0.17701774">
                <text:p>0.17701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0.21719113">
                <text:p>0.21719113</text:p>
              </table:table-cell>
              <table:table-cell office:value-type="float" office:value="0.370563364">
                <text:p>0.3705633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